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ocs" style:family="table">
      <style:table-properties style:width="17.013cm" fo:margin-left="0cm" table:align="left"/>
    </style:style>
    <style:style style:name="docs.A" style:family="table-column">
      <style:table-column-properties style:column-width="8.5cm"/>
    </style:style>
    <style:style style:name="docs.B" style:family="table-column">
      <style:table-column-properties style:column-width="8.513cm"/>
    </style:style>
    <style:style style:name="docs.A1" style:family="table-cell">
      <style:table-cell-properties fo:background-color="#333333" fo:padding="0.097cm" fo:border-left="0.05pt solid #000000" fo:border-right="none" fo:border-top="0.05pt solid #000000" fo:border-bottom="none">
        <style:background-image/>
      </style:table-cell-properties>
    </style:style>
    <style:style style:name="docs.B1" style:family="table-cell">
      <style:table-cell-properties fo:background-color="#333333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docs.A2" style:family="table-cell">
      <style:table-cell-properties fo:padding="0.097cm" fo:border-left="0.05pt solid #000000" fo:border-right="none" fo:border-top="none" fo:border-bottom="0.05pt solid #000000"/>
    </style:style>
    <style:style style:name="doc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53a6" officeooo:paragraph-rsid="001f53a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eb3c8" officeooo:paragraph-rsid="001eb3c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53a6" officeooo:paragraph-rsid="001f53a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f53a6" officeooo:paragraph-rsid="001f53a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16f6d" officeooo:paragraph-rsid="00216f6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216f6d" officeooo:paragraph-rsid="00216f6d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font-weight="normal" officeooo:rsid="0022baa8" officeooo:paragraph-rsid="0022ba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22baa8" officeooo:paragraph-rsid="0022baa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243a86" officeooo:paragraph-rsid="00243a86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font-weight="bold" officeooo:rsid="001fd77d" officeooo:paragraph-rsid="00216f6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normal" officeooo:rsid="001f53a6" officeooo:paragraph-rsid="001f53a6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247fb6"/>
    </style:style>
    <style:style style:name="P14" style:family="paragraph" style:parent-style-name="Standard">
      <style:paragraph-properties fo:text-align="justify" style:justify-single-word="false"/>
      <style:text-properties officeooo:paragraph-rsid="001f53a6"/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bold" officeooo:rsid="001f53a6" officeooo:paragraph-rsid="001f53a6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f53a6" officeooo:paragraph-rsid="001f53a6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eb3c8" officeooo:paragraph-rsid="001eb3c8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f53a6" officeooo:paragraph-rsid="00247fb6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f53a6" officeooo:paragraph-rsid="001f53a6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f53a6" officeooo:paragraph-rsid="0024c7a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weight="bold" officeooo:rsid="001f53a6" officeooo:paragraph-rsid="0024c7ac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fo:font-weight="bold" officeooo:rsid="001f53a6" officeooo:paragraph-rsid="001f53a6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fo:font-weight="bold" officeooo:rsid="001f53a6" officeooo:paragraph-rsid="00247fb6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6pt" officeooo:paragraph-rsid="00275f63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2551f4" officeooo:paragraph-rsid="002551f4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02551f4" officeooo:paragraph-rsid="002551f4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275f63" officeooo:paragraph-rsid="00275f63" style:font-size-asian="10pt" style:font-size-complex="10pt"/>
    </style:style>
    <style:style style:name="T1" style:family="text">
      <style:text-properties fo:font-size="16pt" officeooo:rsid="0024c7ac" style:font-size-asian="14pt" style:font-size-complex="16pt"/>
    </style:style>
    <style:style style:name="T2" style:family="text">
      <style:text-properties fo:font-size="16pt" fo:font-weight="normal" officeooo:rsid="0024c7ac" style:font-size-asian="14pt" style:font-weight-asian="normal" style:font-size-complex="16pt" style:font-weight-complex="normal"/>
    </style:style>
    <style:style style:name="T3" style:family="text">
      <style:text-properties style:font-name="Arial"/>
    </style:style>
    <style:style style:name="T4" style:family="text">
      <style:text-properties style:font-name="Arial" fo:font-size="16pt" fo:font-weight="bold" officeooo:rsid="001eb3c8" style:font-size-asian="14pt" style:font-weight-asian="bold" style:font-size-complex="16pt" style:font-weight-complex="bold"/>
    </style:style>
    <style:style style:name="T5" style:family="text">
      <style:text-properties style:font-name="Arial" fo:font-size="18pt" fo:font-weight="bold" officeooo:rsid="001eb3c8" style:font-size-asian="15.75pt" style:font-weight-asian="bold" style:font-size-complex="18pt" style:font-weight-complex="bold"/>
    </style:style>
    <style:style style:name="T6" style:family="text">
      <style:text-properties style:font-name="Arial" fo:font-size="20pt" fo:font-weight="bold" officeooo:rsid="001eb3c8" style:font-size-asian="17.5pt" style:font-weight-asian="bold" style:font-size-complex="20pt" style:font-weight-complex="bold"/>
    </style:style>
    <style:style style:name="T7" style:family="text">
      <style:text-properties fo:font-size="12pt" fo:font-weight="normal" officeooo:rsid="001f53a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fd77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baa8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4c7ac" style:font-size-asian="12pt" style:font-weight-asian="normal" style:font-size-complex="12pt" style:font-weight-complex="normal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1fd77d" style:font-size-asian="10.5pt" style:font-size-complex="12pt"/>
    </style:style>
    <style:style style:name="T13" style:family="text">
      <style:text-properties fo:font-weight="normal" officeooo:rsid="0024c7ac" style:font-weight-asian="normal" style:font-weight-complex="normal"/>
    </style:style>
    <style:style style:name="T14" style:family="text">
      <style:text-properties fo:font-weight="normal" officeooo:rsid="0024c7ac" style:font-size-asian="14pt" style:font-weight-asian="normal" style:font-weight-complex="normal"/>
    </style:style>
    <style:style style:name="T15" style:family="text">
      <style:text-properties officeooo:rsid="0023ed1e"/>
    </style:style>
    <style:style style:name="T16" style:family="text">
      <style:text-properties officeooo:rsid="002472f7"/>
    </style:style>
    <style:style style:name="T17" style:family="text">
      <style:text-properties officeooo:rsid="0024c7ac"/>
    </style:style>
    <style:style style:name="T18" style:family="text">
      <style:text-properties officeooo:rsid="0024c7ac" style:font-size-asian="12pt"/>
    </style:style>
    <style:style style:name="T19" style:family="text">
      <style:text-properties fo:font-size="10pt" fo:font-weight="normal" officeooo:rsid="0024c7ac" style:font-size-asian="10pt" style:font-weight-asian="normal" style:font-size-complex="10pt" style:font-weight-complex="normal"/>
    </style:style>
    <style:style style:name="T20" style:family="text">
      <style:text-properties officeooo:rsid="0028f111"/>
    </style:style>
    <style:style style:name="T21" style:family="text">
      <style:text-properties officeooo:rsid="002aeb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NOME</text:span><text:span text:style-name="T4"> </text:span><text:span text:style-name="T6">PROGETTO</text:span></text:p>
      <text:p text:style-name="P1"/>
      <text:p text:style-name="P17"><text:span text:style-name="T3">SOTTOTITOLO</text:span></text:p>
      <text:p text:style-name="P3"/>
      <text:p text:style-name="P3"/>
      <text:p text:style-name="P3"/>
      <text:p text:style-name="P19">Obiettivo e ambito del documento</text:p>
      <text:p text:style-name="P2"/>
      <text:p text:style-name="P5">Scopo del presente documento è definire le specifiche tecniche del progetto per il sistema “Gestione Gare Pubbliche”, un software web-based che consente la fruizione dei dati relativi alle gare pubbliche esposti sula Gazzetta Ufficiale italiana ed europea.</text:p>
      <text:p text:style-name="P5"/>
      <text:p text:style-name="P4"/>
      <text:p text:style-name="P20">Documenti di riferimento</text:p>
      <text:p text:style-name="P21"/>
      <table:table table:name="docs" table:style-name="docs">
        <table:table-column table:style-name="docs.A"/>
        <table:table-column table:style-name="docs.B"/>
        <table:table-header-rows>
          <table:table-row>
            <table:table-cell table:style-name="docs.A1" office:value-type="string">
              <text:p text:style-name="P25">Nome DOC</text:p>
            </table:table-cell>
            <table:table-cell table:style-name="docs.B1" office:value-type="string">
              <text:p text:style-name="P26">Documento</text:p>
            </table:table-cell>
          </table:table-row>
        </table:table-header-rows>
        <table:table-row>
          <table:table-cell table:style-name="docs.A2" office:value-type="string">
            <text:p text:style-name="P27">Esempio <text:span text:style-name="T20">di </text:span>pubblicazione <text:span text:style-name="T21">della </text:span>Gazzetta Ufficiale</text:p>
          </table:table-cell>
          <table:table-cell table:style-name="docs.B2" office:value-type="string">
            <text:p text:style-name="P24"><text:a xlink:type="simple" xlink:href="../EsempioPubblicazione.pdf"><text:span text:style-name="T19">/home/ubuntu/ERWEB/EsempioPubblicazione.pdf</text:span></text:a></text:p>
          </table:table-cell>
        </table:table-row>
      </table:table>
      <text:p text:style-name="P21"/>
      <text:p text:style-name="P4"/>
      <text:p text:style-name="P22">Premessa</text:p>
      <text:p text:style-name="P12"/>
      <text:p text:style-name="P14"><text:span text:style-name="T7">Per realizzare il software richiesto si prevede di strutturare due diverse applicazioni web:</text:span></text:p>
      <text:p text:style-name="P14"><text:span text:style-name="T7"/></text:p>
      <text:list xml:id="list3201974094668421993" text:style-name="L1">
        <text:list-item>
          <text:p text:style-name="P15"><text:span text:style-name="T11">Raccolta</text:span><text:span text:style-name="T12">GarePubbliche<text:line-break/></text:span><text:span text:style-name="T8">È il componente </text:span><text:span text:style-name="T9">del sistema c</text:span><text:span text:style-name="T8">he si occupa della raccolta delle informazioni riguardanti le gare pubbliche, disponibili sul sito web della Gazzetta Ufficiale.<text:line-break/></text:span><text:span text:style-name="T9">Integra al suo interno i processi necessari al recupero delle informazioni sulle gare pubbliche e alla memorizzazione di queste. </text:span></text:p>
        </text:list-item>
      </text:list>
      <text:p text:style-name="P16"/>
      <text:list xml:id="list171242131816853" text:continue-numbering="true" text:style-name="L1">
        <text:list-item>
          <text:p text:style-name="P11">EsposizioneGarePubbliche</text:p>
          <text:p text:style-name="P8">È il compone<text:span text:style-name="T15">nte che consente la fruizione, la visualizzazione dei dati appena raccolti.<text:line-break/>Si occupa di elaborare e presentare le informazioni riguardanti le gare pubbliche, in modo che siano di facile comprensione.</text:span></text:p>
        </text:list-item>
      </text:list>
      <text:p text:style-name="P9"/>
      <text:p text:style-name="P10">Le Entità di Business coinvolte dal progetto sono la Gazzetta Ufficiale (le <text:span text:style-name="T16">pubblicazioni</text:span> della Gazzetta che riguardano bandi di gare pubbliche) e il sito web della Gazzetta Ufficiale, nel quale reperire le informazioni riguardanti i bandi.</text:p>
      <text:p text:style-name="P7"/>
      <text:p text:style-name="P6"/>
      <text:p text:style-name="P6"/>
      <text:p text:style-name="P23">Modello Entità-Relazione</text:p>
      <text:p text:style-name="P18"/>
      <text:p text:style-name="P13"><text:span text:style-name="T2"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5:50:07.197845182</meta:creation-date>
    <meta:generator>LibreOffice/4.2.8.2$Linux_X86_64 LibreOffice_project/420m0$Build-2</meta:generator>
    <dc:date>2017-06-06T17:12:40.196037725</dc:date>
    <meta:editing-duration>PT1H17M40S</meta:editing-duration>
    <meta:editing-cycles>17</meta:editing-cycles>
    <meta:document-statistic meta:table-count="1" meta:image-count="0" meta:object-count="0" meta:page-count="1" meta:paragraph-count="16" meta:word-count="189" meta:character-count="1357" meta:non-whitespace-character-count="1186"/>
  </office:meta>
</office:document-meta>
</file>